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0.5pt" style:font-size-asian="10.5pt" style:font-size-complex="10.5pt"/>
    </style:style>
    <style:style style:name="P5" style:family="paragraph" style:parent-style-name="Standard">
      <style:paragraph-properties fo:line-height="100%"/>
      <style:text-properties style:font-name="DejaVu Serif" fo:font-size="22pt" style:font-size-asian="22pt" style:font-size-complex="22pt"/>
    </style:style>
    <style:style style:name="P6" style:family="paragraph" style:parent-style-name="Standard">
      <style:text-properties style:font-name="DejaVu Serif" fo:font-size="18pt" style:font-size-asian="18pt" style:font-size-complex="18pt"/>
    </style:style>
    <style:style style:name="P7" style:family="paragraph" style:parent-style-name="Standard" style:list-style-name="L4">
      <style:text-properties style:font-name="DejaVu Serif" fo:font-size="18pt" style:font-size-asian="18pt" style:font-size-complex="18pt"/>
    </style:style>
    <style:style style:name="P8" style:family="paragraph" style:parent-style-name="Standard" style:list-style-name="L3">
      <style:text-properties style:font-name="DejaVu Serif" fo:font-size="18p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8pt" style:font-size-asian="18pt" style:font-size-complex="18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erif" fo:font-size="18pt" style:font-size-asian="18pt" style:font-size-complex="18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erif" fo:font-size="18pt" style:font-size-asian="18pt" style:font-size-complex="18pt"/>
    </style:style>
    <style:style style:name="P12" style:family="paragraph" style:parent-style-name="Standard">
      <style:paragraph-properties fo:line-height="100%"/>
      <style:text-properties style:font-name="DejaVu Sans Mono" fo:font-size="10pt" style:font-size-asian="8.75pt" style:font-size-complex="10pt"/>
    </style:style>
    <style:style style:name="P13" style:family="paragraph" style:parent-style-name="Standard">
      <style:paragraph-properties fo:line-height="100%"/>
      <style:text-properties style:font-name="DejaVu Sans" fo:font-size="22pt" style:font-size-asian="19.25pt" style:font-size-complex="22pt"/>
    </style:style>
    <style:style style:name="P14" style:family="paragraph" style:parent-style-name="Standard">
      <style:paragraph-properties fo:break-before="page"/>
      <style:text-properties style:font-name="DejaVu Serif" fo:font-size="22pt" style:font-size-asian="22pt" style:font-size-complex="22pt"/>
    </style:style>
    <style:style style:name="P15" style:family="paragraph" style:parent-style-name="Standard">
      <style:paragraph-properties fo:line-height="100%" fo:break-before="page"/>
      <style:text-properties style:font-name="DejaVu Serif" fo:font-size="22pt" style:font-size-asian="22pt" style:font-size-complex="22pt"/>
    </style:style>
    <style:style style:name="T1" style:family="text">
      <style:text-properties style:font-name="DejaVu Sans Mono"/>
    </style:style>
    <style:style style:name="T2" style:family="text">
      <style:text-properties fo:font-size="18pt" style:font-size-asian="15.75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>Hangman</text:p>
      <text:p text:style-name="P4">In MIPS R2000 architectu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S 3340 Spring 2012 Final Project</text:p>
      <text:p text:style-name="P2"/>
      <text:p text:style-name="P2">Michael Breedlove</text:p>
      <text:p text:style-name="P2"/>
      <text:p text:style-name="P2"/>
      <text:p text:style-name="P2"/>
      <text:p text:style-name="P2"/>
      <text:p text:style-name="P2"/>
      <text:p text:style-name="P3"><text:soft-page-break/>What:</text:p>
      <text:list xml:id="list11489122991" text:style-name="L1">
        <text:list-item>
          <text:p text:style-name="P11">Minimalist version of the popular game, Hangman</text:p>
        </text:list-item>
        <text:list-item>
          <text:p text:style-name="P11">Uses modular wordlist</text:p>
        </text:list-item>
        <text:list-item>
          <text:p text:style-name="P11">Coded in MIPS assembler</text:p>
        </text:list-item>
      </text:list>
      <text:p text:style-name="P9"/>
      <text:p text:style-name="P3"/>
      <text:p text:style-name="P3"/>
      <text:p text:style-name="P3">How:</text:p>
      <text:list xml:id="list1811609556" text:style-name="L2">
        <text:list-item>
          <text:p text:style-name="P10">Designed logic in C, before rewriting in assembler</text:p>
        </text:list-item>
        <text:list-item>
          <text:p text:style-name="P10">Store words in modular <text:span text:style-name="T1">words.txt</text:span></text:p>
        </text:list-item>
        <text:list-item>
          <text:p text:style-name="P10">Studied unofficial MARS additions to the MIPS architecture, including a random int syscall</text:p>
        </text:list-item>
      </text:list>
      <text:p text:style-name="P14">Challenges I faced:</text:p>
      <text:list xml:id="list243918124" text:style-name="L3">
        <text:list-item>
          <text:p text:style-name="P8">Assuming MARS would use a relative file path to my wordlist when trying to load it</text:p>
        </text:list-item>
        <text:list-item>
          <text:p text:style-name="P8">Mentally wrestling a 250+ line assembler file containing 20+ labels by yourself </text:p>
        </text:list-item>
      </text:list>
      <text:p text:style-name="P6"/>
      <text:p text:style-name="P1"/>
      <text:p text:style-name="P1"/>
      <text:p text:style-name="P1">Solutions to the problems:</text:p>
      <text:list xml:id="list1894759753" text:style-name="L4">
        <text:list-item>
          <text:p text:style-name="P7">Learning the value of a good text book; not the first place I would usually look ended up being the best I could find, answering ALL of my questions</text:p>
        </text:list-item>
        <text:list-item>
          <text:p text:style-name="P7">Really getting used to the debugging screen; I had to spend much more time debugging than coding</text:p>
        </text:list-item>
      </text:list>
      <text:p text:style-name="P15">Example Interaction:</text:p>
      <text:p text:style-name="P5"/>
      <text:p text:style-name="P12">Word: '----' | Guesses left: 5</text:p>
      <text:p text:style-name="P12">Enter a letter: p</text:p>
      <text:p text:style-name="P12"/>
      <text:p text:style-name="P12">Word: '----' | Guesses left: 4</text:p>
      <text:p text:style-name="P12">Enter a letter: </text:p>
      <text:p text:style-name="P12"/>
      <text:p text:style-name="P12"/>
      <text:p text:style-name="P12">Word: '----' | Guesses left: 3</text:p>
      <text:p text:style-name="P12">Enter a letter: a</text:p>
      <text:p text:style-name="P12"/>
      <text:p text:style-name="P12">Word: '----' | Guesses left: 2</text:p>
      <text:p text:style-name="P12">Enter a letter: m</text:p>
      <text:p text:style-name="P12"/>
      <text:p text:style-name="P12">Word: 'm---' | Guesses left: 2</text:p>
      <text:p text:style-name="P12">Enter a letter: o</text:p>
      <text:p text:style-name="P12"/>
      <text:p text:style-name="P12">Word: 'mo--' | Guesses left: 2</text:p>
      <text:p text:style-name="P12">Enter a letter: l</text:p>
      <text:p text:style-name="P12"/>
      <text:p text:style-name="P12">Word: 'mol-' | Guesses left: 2</text:p>
      <text:p text:style-name="P12">Enter a letter: d</text:p>
      <text:p text:style-name="P12"/>
      <text:p text:style-name="P12">Word: 'mold' | Guesses left: 2</text:p>
      <text:p text:style-name="P12">You win!</text:p>
      <text:p text:style-name="P12">-- program is finished running --</text:p>
      <text:p text:style-name="P12"/>
      <text:p text:style-name="P12"/>
      <text:p text:style-name="P12"/>
      <text:p text:style-name="P13">Code:</text:p>
      <text:p text:style-name="P13"><text:tab/><text:span text:style-name="T2">The code seems very mangled, seems to be far too many labels and chunks of bad code which could probably be re-factored.</text:span></text:p>
      <text:p text:style-name="P13"><text:span text:style-name="T2"><text:tab/>Line-wise, it is much smaller than I expected, this, however, could be result of time constraints.</text:span></text:p>
      <text:p text:style-name="P13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reedlove</meta:initial-creator>
    <meta:creation-date>2012-05-03T00:08:19</meta:creation-date>
    <dc:date>2012-05-03T00:49:15</dc:date>
    <dc:creator>Michael Breedlove</dc:creator>
    <meta:editing-duration>PT21M20S</meta:editing-duration>
    <meta:editing-cycles>2</meta:editing-cycles>
    <meta:generator>LibreOffice/3.4$Linux LibreOffice_project/340m1$Build-502</meta:generator>
    <meta:document-statistic meta:table-count="0" meta:image-count="0" meta:object-count="0" meta:page-count="4" meta:paragraph-count="40" meta:word-count="276" meta:character-count="1461" meta:non-whitespace-character-count="1235"/>
  </office:meta>
</office:document-meta>
</file>